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c20"/>
    </style:style>
    <style:style style:name="P2" style:family="paragraph" style:parent-style-name="Standard">
      <style:text-properties officeooo:rsid="0009b049" officeooo:paragraph-rsid="0009b049"/>
    </style:style>
    <style:style style:name="P3" style:family="paragraph" style:parent-style-name="Standard">
      <style:text-properties officeooo:rsid="0009b049" officeooo:paragraph-rsid="002e8cf7"/>
    </style:style>
    <style:style style:name="P4" style:family="paragraph" style:parent-style-name="Standard">
      <style:text-properties officeooo:rsid="0019ff18" officeooo:paragraph-rsid="0019ff18"/>
    </style:style>
    <style:style style:name="P5" style:family="paragraph" style:parent-style-name="Standard">
      <style:text-properties officeooo:rsid="001b4a2f" officeooo:paragraph-rsid="001b4a2f"/>
    </style:style>
    <style:style style:name="P6" style:family="paragraph" style:parent-style-name="Standard">
      <style:text-properties officeooo:paragraph-rsid="001b4a2f"/>
    </style:style>
    <style:style style:name="P7" style:family="paragraph" style:parent-style-name="Standard">
      <style:text-properties officeooo:rsid="00241661" officeooo:paragraph-rsid="00241661"/>
    </style:style>
    <style:style style:name="P8" style:family="paragraph" style:parent-style-name="Standard">
      <style:text-properties fo:font-style="italic" officeooo:rsid="0005c52d" officeooo:paragraph-rsid="0005c52d"/>
    </style:style>
    <style:style style:name="P9" style:family="paragraph" style:parent-style-name="Standard">
      <style:text-properties officeooo:paragraph-rsid="002bc089"/>
    </style:style>
    <style:style style:name="P10" style:family="paragraph" style:parent-style-name="Standard">
      <style:text-properties officeooo:rsid="00170c31" officeooo:paragraph-rsid="002e8cf7"/>
    </style:style>
    <style:style style:name="P11" style:family="paragraph" style:parent-style-name="Standard">
      <style:text-properties fo:color="#ff0000" loext:opacity="100%" officeooo:rsid="001b4a2f" officeooo:paragraph-rsid="001b4a2f"/>
    </style:style>
    <style:style style:name="P12" style:family="paragraph" style:parent-style-name="Standard">
      <style:text-properties officeooo:rsid="002cad39" officeooo:paragraph-rsid="002cad39"/>
    </style:style>
    <style:style style:name="P13" style:family="paragraph" style:parent-style-name="Standard">
      <style:text-properties officeooo:rsid="002cad39" officeooo:paragraph-rsid="002e8cf7"/>
    </style:style>
    <style:style style:name="P14" style:family="paragraph" style:parent-style-name="Standard" style:list-style-name="L1">
      <style:text-properties officeooo:paragraph-rsid="00072c18"/>
    </style:style>
    <style:style style:name="P15" style:family="paragraph" style:parent-style-name="Standard" style:list-style-name="L1">
      <style:text-properties officeooo:paragraph-rsid="00224b2d"/>
    </style:style>
    <style:style style:name="P16" style:family="paragraph" style:parent-style-name="Standard" style:list-style-name="L1">
      <style:text-properties officeooo:paragraph-rsid="0013092d"/>
    </style:style>
    <style:style style:name="P17" style:family="paragraph" style:parent-style-name="Standard" style:list-style-name="L1">
      <style:text-properties officeooo:paragraph-rsid="000a433f"/>
    </style:style>
    <style:style style:name="P18" style:family="paragraph" style:parent-style-name="Standard" style:list-style-name="L1">
      <style:text-properties officeooo:paragraph-rsid="0028a244"/>
    </style:style>
    <style:style style:name="P19" style:family="paragraph" style:parent-style-name="Standard" style:list-style-name="L1">
      <style:text-properties officeooo:paragraph-rsid="001b0a0b"/>
    </style:style>
    <style:style style:name="P20" style:family="paragraph" style:parent-style-name="Standard" style:list-style-name="L1">
      <style:text-properties officeooo:paragraph-rsid="001a47a0"/>
    </style:style>
    <style:style style:name="P21" style:family="paragraph" style:parent-style-name="Standard" style:list-style-name="L1">
      <style:text-properties officeooo:paragraph-rsid="002bc089"/>
    </style:style>
    <style:style style:name="P22" style:family="paragraph" style:parent-style-name="Standard" style:list-style-name="L1">
      <style:text-properties officeooo:paragraph-rsid="0009234f"/>
    </style:style>
    <style:style style:name="P23" style:family="paragraph" style:parent-style-name="Standard" style:list-style-name="L1">
      <style:text-properties officeooo:paragraph-rsid="000bdc20"/>
    </style:style>
    <style:style style:name="P24" style:family="paragraph" style:parent-style-name="Standard" style:list-style-name="L1">
      <style:text-properties officeooo:paragraph-rsid="001f97eb"/>
    </style:style>
    <style:style style:name="P25" style:family="paragraph" style:parent-style-name="Standard" style:list-style-name="L1">
      <style:text-properties officeooo:rsid="00170c31" officeooo:paragraph-rsid="002e8cf7"/>
    </style:style>
    <style:style style:name="P26" style:family="paragraph" style:parent-style-name="Standard" style:list-style-name="L1">
      <style:text-properties officeooo:rsid="00170c31" officeooo:paragraph-rsid="0036e239"/>
    </style:style>
    <style:style style:name="P27" style:family="paragraph" style:parent-style-name="Standard" style:list-style-name="L1">
      <style:text-properties officeooo:rsid="00170c31" officeooo:paragraph-rsid="001d1eaf"/>
    </style:style>
    <style:style style:name="P28" style:family="paragraph" style:parent-style-name="Standard" style:list-style-name="L1">
      <style:text-properties officeooo:rsid="00170c31" officeooo:paragraph-rsid="003131b7"/>
    </style:style>
    <style:style style:name="P29" style:family="paragraph" style:parent-style-name="Standard" style:list-style-name="L1">
      <style:text-properties officeooo:rsid="00170c31" officeooo:paragraph-rsid="00340e7b"/>
    </style:style>
    <style:style style:name="P30" style:family="paragraph" style:parent-style-name="Standard" style:list-style-name="L1">
      <style:text-properties officeooo:rsid="002cad39" officeooo:paragraph-rsid="002e8cf7"/>
    </style:style>
    <style:style style:name="P31" style:family="paragraph" style:parent-style-name="Standard" style:list-style-name="L1">
      <style:text-properties officeooo:rsid="002cad39" officeooo:paragraph-rsid="00304ea6"/>
    </style:style>
    <style:style style:name="P32" style:family="paragraph" style:parent-style-name="Standard" style:list-style-name="L1">
      <style:text-properties officeooo:rsid="0011d139" officeooo:paragraph-rsid="002e8cf7"/>
    </style:style>
    <style:style style:name="P33" style:family="paragraph" style:parent-style-name="Standard" style:list-style-name="L2">
      <style:text-properties officeooo:paragraph-rsid="002e8cf7"/>
    </style:style>
    <style:style style:name="P34" style:family="paragraph" style:parent-style-name="Standard" style:list-style-name="L1">
      <style:text-properties officeooo:rsid="0019ff18" officeooo:paragraph-rsid="0019ff18"/>
    </style:style>
    <style:style style:name="P35" style:family="paragraph" style:parent-style-name="Standard" style:list-style-name="L4">
      <style:text-properties officeooo:rsid="0019ff18" officeooo:paragraph-rsid="0019ff18"/>
    </style:style>
    <style:style style:name="P36" style:family="paragraph" style:parent-style-name="Standard" style:list-style-name="L3">
      <style:text-properties officeooo:rsid="0009b049" officeooo:paragraph-rsid="0009b049"/>
    </style:style>
    <style:style style:name="P37" style:family="paragraph" style:parent-style-name="Standard" style:list-style-name="L1">
      <style:text-properties officeooo:rsid="000bce34" officeooo:paragraph-rsid="0009234f"/>
    </style:style>
    <style:style style:name="P38" style:family="paragraph" style:parent-style-name="Standard" style:list-style-name="L5">
      <style:text-properties officeooo:paragraph-rsid="001b4a2f"/>
    </style:style>
    <style:style style:name="P39" style:family="paragraph" style:parent-style-name="Standard" style:list-style-name="L5">
      <style:text-properties officeooo:rsid="00241661" officeooo:paragraph-rsid="003ee5f1"/>
    </style:style>
    <style:style style:name="P40" style:family="paragraph" style:parent-style-name="Standard">
      <style:text-properties officeooo:rsid="00241661" officeooo:paragraph-rsid="003ee5f1"/>
    </style:style>
    <style:style style:name="T1" style:family="text">
      <style:text-properties fo:font-style="italic"/>
    </style:style>
    <style:style style:name="T2" style:family="text">
      <style:text-properties fo:font-style="italic" officeooo:rsid="0013092d"/>
    </style:style>
    <style:style style:name="T3" style:family="text">
      <style:text-properties officeooo:rsid="0009234f"/>
    </style:style>
    <style:style style:name="T4" style:family="text">
      <style:text-properties officeooo:rsid="0009b049"/>
    </style:style>
    <style:style style:name="T5" style:family="text">
      <style:text-properties officeooo:rsid="000a433f"/>
    </style:style>
    <style:style style:name="T6" style:family="text">
      <style:text-properties officeooo:rsid="000bce3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bdc20" style:font-style-asian="normal" style:font-style-complex="normal"/>
    </style:style>
    <style:style style:name="T9" style:family="text">
      <style:text-properties officeooo:rsid="000ea019"/>
    </style:style>
    <style:style style:name="T10" style:family="text">
      <style:text-properties style:font-name="sans-serif" fo:font-size="9.75pt" officeooo:rsid="0018b792"/>
    </style:style>
    <style:style style:name="T11" style:family="text">
      <style:text-properties style:font-name="sans-serif" fo:font-size="9.75pt" officeooo:rsid="0011d139"/>
    </style:style>
    <style:style style:name="T12" style:family="text">
      <style:text-properties officeooo:rsid="00107850"/>
    </style:style>
    <style:style style:name="T13" style:family="text">
      <style:text-properties officeooo:rsid="0013092d"/>
    </style:style>
    <style:style style:name="T14" style:family="text">
      <style:text-properties officeooo:rsid="0014785c"/>
    </style:style>
    <style:style style:name="T15" style:family="text">
      <style:text-properties officeooo:rsid="0015aea6"/>
    </style:style>
    <style:style style:name="T16" style:family="text">
      <style:text-properties officeooo:rsid="001a47a0"/>
    </style:style>
    <style:style style:name="T17" style:family="text">
      <style:text-properties officeooo:rsid="001b0a0b"/>
    </style:style>
    <style:style style:name="T18" style:family="text">
      <style:text-properties officeooo:rsid="001b4a2f"/>
    </style:style>
    <style:style style:name="T19" style:family="text">
      <style:text-properties officeooo:rsid="001d1eaf"/>
    </style:style>
    <style:style style:name="T20" style:family="text">
      <style:text-properties officeooo:rsid="001daf0f"/>
    </style:style>
    <style:style style:name="T21" style:family="text">
      <style:text-properties officeooo:rsid="00224b2d"/>
    </style:style>
    <style:style style:name="T22" style:family="text">
      <style:text-properties officeooo:rsid="0023ed7d"/>
    </style:style>
    <style:style style:name="T23" style:family="text">
      <style:text-properties officeooo:rsid="0025e83d"/>
    </style:style>
    <style:style style:name="T24" style:family="text">
      <style:text-properties officeooo:rsid="00265c5f"/>
    </style:style>
    <style:style style:name="T25" style:family="text">
      <style:text-properties officeooo:rsid="002bc089"/>
    </style:style>
    <style:style style:name="T26" style:family="text">
      <style:text-properties officeooo:rsid="002e8cf7"/>
    </style:style>
    <style:style style:name="T27" style:family="text">
      <style:text-properties officeooo:rsid="0011d139"/>
    </style:style>
    <style:style style:name="T28" style:family="text">
      <style:text-properties officeooo:rsid="00304ea6"/>
    </style:style>
    <style:style style:name="T29" style:family="text">
      <style:text-properties officeooo:rsid="003290fd"/>
    </style:style>
    <style:style style:name="T30" style:family="text">
      <style:text-properties officeooo:rsid="003d03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apports</text:p>
      <text:p text:style-name="P8"/>
      <text:list xml:id="list806081032" text:style-name="L1">
        <text:list-item>
          <text:p text:style-name="P14"><text:a xlink:type="simple" xlink:href="https://op.europa.eu/webpub/eca/special-reports/high-speed-rail-19-2018/fr/" office:target-frame-name="_blank" xlink:show="new" text:style-name="Internet_20_link" text:visited-style-name="Visited_20_Internet_20_Link"><text:span text:style-name="T1">Réseau ferroviaire à grande vitesse européen fragmenté et inefficace, il est loin d’être une réalit</text:span></text:a><text:a xlink:type="simple" xlink:href="https://op.europa.eu/webpub/eca/special-reports/high-speed-rail-19-2018/fr/" office:target-frame-name="_blank" xlink:show="new" text:style-name="Internet_20_link" text:visited-style-name="Visited_20_Internet_20_Link"><text:span text:style-name="T1">é</text:span></text:a><text:a xlink:type="simple" xlink:href="https://op.europa.eu/webpub/eca/special-reports/high-speed-rail-19-2018/fr/" office:target-frame-name="_blank" xlink:show="new" text:style-name="Internet_20_link" text:visited-style-name="Visited_20_Internet_20_Link"><text:span text:style-name="T1"> <text:line-break/></text:span></text:a><text:a xlink:type="simple" xlink:href="https://op.europa.eu/webpub/eca/special-reports/high-speed-rail-19-2018/fr/" office:target-frame-name="_blank" xlink:show="new" text:style-name="Internet_20_link" text:visited-style-name="Visited_20_Internet_20_Link">Rapport spécial 2018 de la Cour des Comptes européenne</text:a><text:line-break/><text:a xlink:type="simple" xlink:href="https://op.europa.eu/webpub/eca/special-reports/high-speed-rail-19-2018/fr/" text:style-name="Internet_20_link" text:visited-style-name="Visited_20_Internet_20_Link">https://op.europa.eu/webpub/eca/special-reports/high-speed-rail-19-2018/fr/</text:a><text:line-break/></text:p>
        </text:list-item>
        <text:list-item>
          <text:p text:style-name="P15"><text:a xlink:type="simple" xlink:href="https://www.eca.europa.eu/Lists/ECADocuments/SR20_10/SR_Transport_Flagship_Infrastructures_FR.pdf" office:target-frame-name="_blank" xlink:show="new" text:style-name="Internet_20_link" text:visited-style-name="Visited_20_Internet_20_Link"><text:span text:style-name="T1">Infrastructures de transport de l'UE : accélérer la mise en œuvre des mégaprojets pour générer l'effet de réseau dans les délais prévus</text:span></text:a><text:a xlink:type="simple" xlink:href="https://www.eca.europa.eu/Lists/ECADocuments/SR20_10/SR_Transport_Flagship_Infrastructures_FR.pdf" office:target-frame-name="_blank" xlink:show="new" text:style-name="Internet_20_link" text:visited-style-name="Visited_20_Internet_20_Link">, <text:line-break/>Rapport Cour des comptes européenne 2020</text:a><text:line-break/><text:a xlink:type="simple" xlink:href="https://www.eca.europa.eu/Lists/ECADocuments/SR20_10/SR_Transport_Flagship_Infrastructures_FR.pdf" text:style-name="Internet_20_link" text:visited-style-name="Visited_20_Internet_20_Link">https://www.eca.europa.eu/Lists/ECADocuments/SR20_10/SR_Transport_Flagship_Infrastructures_FR.pdf</text:a><text:line-break/><text:line-break/></text:p>
        </text:list-item>
        <text:list-item>
          <text:p text:style-name="P15"><text:a xlink:type="simple" xlink:href="https://www.eca.europa.eu/Lists/ECADocuments/SR-2023-08/SR-2023-08_FR.pdf" office:target-frame-name="_blank" xlink:show="new" text:style-name="Internet_20_link" text:visited-style-name="Visited_20_Internet_20_Link">Transport intermodal de marchandises L’UE peine encore à restreindre le fret routier. <text:line-break/></text:a><text:a xlink:type="simple" xlink:href="https://www.eca.europa.eu/Lists/ECADocuments/SR-2023-08/SR-2023-08_FR.pdf" office:target-frame-name="_blank" xlink:show="new" text:style-name="Internet_20_link" text:visited-style-name="Visited_20_Internet_20_Link"><text:span text:style-name="T21">Rapport </text:span></text:a><text:a xlink:type="simple" xlink:href="https://www.eca.europa.eu/Lists/ECADocuments/SR-2023-08/SR-2023-08_FR.pdf" office:target-frame-name="_blank" xlink:show="new" text:style-name="Internet_20_link" text:visited-style-name="Visited_20_Internet_20_Link"><text:span text:style-name="T22">spécial de la</text:span></text:a><text:a xlink:type="simple" xlink:href="https://www.eca.europa.eu/Lists/ECADocuments/SR-2023-08/SR-2023-08_FR.pdf" office:target-frame-name="_blank" xlink:show="new" text:style-name="Internet_20_link" text:visited-style-name="Visited_20_Internet_20_Link"><text:span text:style-name="T21"> Cour des comptes européenne</text:span></text:a><text:a xlink:type="simple" xlink:href="https://www.eca.europa.eu/Lists/ECADocuments/SR-2023-08/SR-2023-08_FR.pdf" office:target-frame-name="_blank" xlink:show="new" text:style-name="Internet_20_link" text:visited-style-name="Visited_20_Internet_20_Link"><text:line-break/>27 mars 2023</text:a><text:line-break/><text:a xlink:type="simple" xlink:href="https://www.eca.europa.eu/Lists/ECADocuments/SR-2023-08/SR-2023-08_FR.pdf" text:style-name="Internet_20_link" text:visited-style-name="Visited_20_Internet_20_Link">https://www.eca.europa.eu/Lists/ECADocuments/SR-2023-08/SR-2023-08_FR.pdf</text:a> <text:line-break/></text:p>
        </text:list-item>
        <text:list-item>
          <text:p text:style-name="P16"><text:span text:style-name="T9">MOBILITÉS DU QUOTIDIEN : répondre aux urgences et préparer l’avenir<text:line-break/>Philippe Duron, <text:line-break/>Rapport 2018 du Conseil d’orientation des infrastructures</text:span><text:line-break/><text:a xlink:type="simple" xlink:href="https://www.ecologie.gouv.fr/sites/default/files/2018.02.01_rapport_coi.pdf" text:style-name="Internet_20_link" text:visited-style-name="Visited_20_Internet_20_Link">https://www.ecologie.gouv.fr/sites/default/files/2018.02.01_rapport_coi.pdf</text:a> <text:line-break/><text:line-break/></text:p>
        </text:list-item>
        <text:list-item>
          <text:p text:style-name="P16">Investir plus et mieux dans les mobilités pour réussir leur transition<text:line-break/><text:span text:style-name="T13">Rapport 2022 du COI<text:line-break/></text:span><text:a xlink:type="simple" xlink:href="https://medias.vie-publique.fr/data_storage_s3/rapport/pdf/288386.pdf" text:style-name="Internet_20_link" text:visited-style-name="Visited_20_Internet_20_Link"><text:span text:style-name="T13">https://medias.vie-publique.fr/data_storage_s3/rapport/pdf/288386.pdf</text:span></text:a><text:span text:style-name="T13"> </text:span></text:p>
          <text:p text:style-name="P17"><text:line-break/></text:p>
        </text:list-item>
        <text:list-item>
          <text:p text:style-name="P18"><text:a xlink:type="simple" xlink:href="https://www.ccomptes.fr/sites/default/files/EzPublish/20141023_rapport_grande_vitesse_ferroviaire.pdf" office:target-frame-name="_blank" xlink:show="new" text:style-name="Internet_20_link" text:visited-style-name="Visited_20_Internet_20_Link">« </text:a><text:a xlink:type="simple" xlink:href="https://www.ccomptes.fr/sites/default/files/EzPublish/20141023_rapport_grande_vitesse_ferroviaire.pdf" office:target-frame-name="_blank" xlink:show="new" text:style-name="Internet_20_link" text:visited-style-name="Visited_20_Internet_20_Link"><text:span text:style-name="T1">La grande vitesse ferroviaire, un modèle porté au-delà de sa pertinence.</text:span></text:a><text:a xlink:type="simple" xlink:href="https://www.ccomptes.fr/sites/default/files/EzPublish/20141023_rapport_grande_vitesse_ferroviaire.pdf" office:target-frame-name="_blank" xlink:show="new" text:style-name="Internet_20_link" text:visited-style-name="Visited_20_Internet_20_Link"> », <text:line-break/>Cour des comptes, <text:line-break/>2014</text:a><text:line-break/><text:a xlink:type="simple" xlink:href="https://www.ccomptes.fr/sites/default/files/EzPublish/20141023_rapport_grande_vitesse_ferroviaire.pdf" text:style-name="Internet_20_link" text:visited-style-name="Visited_20_Internet_20_Link">https://www.ccomptes.fr/sites/default/files/EzPublish/20141023_rapport_grande_vitesse_ferroviaire.pdf</text:a> <text:line-break/></text:p>
        </text:list-item>
        <text:list-item>
          <text:p text:style-name="P18"><text:a xlink:type="simple" xlink:href="https://medias.vie-publique.fr/data_storage_s3/rapport/pdf/084000225.pdf" office:target-frame-name="_blank" xlink:show="new" text:style-name="Internet_20_link" text:visited-style-name="Visited_20_Internet_20_Link">« </text:a><text:a xlink:type="simple" xlink:href="https://medias.vie-publique.fr/data_storage_s3/rapport/pdf/084000225.pdf" office:target-frame-name="_blank" xlink:show="new" text:style-name="Internet_20_link" text:visited-style-name="Visited_20_Internet_20_Link"><text:span text:style-name="T1">Le réseau ferroviaire. Une réforme inachevée, une stratégie incertaine</text:span></text:a><text:a xlink:type="simple" xlink:href="https://medias.vie-publique.fr/data_storage_s3/rapport/pdf/084000225.pdf" office:target-frame-name="_blank" xlink:show="new" text:style-name="Internet_20_link" text:visited-style-name="Visited_20_Internet_20_Link"> », <text:line-break/></text:a><text:a xlink:type="simple" xlink:href="https://medias.vie-publique.fr/data_storage_s3/rapport/pdf/084000225.pdf" office:target-frame-name="_blank" xlink:show="new" text:style-name="Internet_20_link" text:visited-style-name="Visited_20_Internet_20_Link">Rapport de la Cour des compte</text:a><text:a xlink:type="simple" xlink:href="https://medias.vie-publique.fr/data_storage_s3/rapport/pdf/084000225.pdf" office:target-frame-name="_blank" xlink:show="new" text:style-name="Internet_20_link" text:visited-style-name="Visited_20_Internet_20_Link">s </text:a><text:line-break/><text:a xlink:type="simple" xlink:href="https://medias.vie-publique.fr/data_storage_s3/rapport/pdf/084000225.pdf" office:target-frame-name="_blank" xlink:show="new" text:style-name="Internet_20_link" text:visited-style-name="Visited_20_Internet_20_Link">2008</text:a><text:line-break/><text:a xlink:type="simple" xlink:href="https://medias.vie-publique.fr/data_storage_s3/rapport/pdf/084000225.pdf" text:style-name="Internet_20_link" text:visited-style-name="Visited_20_Internet_20_Link">https://medias.vie-publique.fr/data_storage_s3/rapport/pdf/084000225.pdf</text:a> <text:line-break/></text:p>
        </text:list-item>
        <text:list-item>
          <text:p text:style-name="P19"><text:span text:style-name="T17">Un nouveau destin pour le service public ferroviaire français : les propositions des Régions<text:line-break/>2013<text:line-break/>Auxiette</text:span><text:line-break/><text:a xlink:type="simple" xlink:href="https://medias.vie-publique.fr/data_storage_s3/rapport/pdf/134000248.pdf" text:style-name="Internet_20_link" text:visited-style-name="Visited_20_Internet_20_Link">https://medias.vie-publique.fr/data_storage_s3/rapport/pdf/134000248.pdf</text:a> <text:line-break/></text:p>
        </text:list-item>
        <text:list-item>
          <text:p text:style-name="P20"><text:a xlink:type="simple" xlink:href="https://www.assemblee-nationale.fr/13/rap-info/i3450.asp" office:target-frame-name="_blank" xlink:show="new" text:style-name="Internet_20_link" text:visited-style-name="Visited_20_Internet_20_Link"><text:span text:style-name="T1">Rapport relatif au schéma national d’infrastructures de transport</text:span></text:a><text:a xlink:type="simple" xlink:href="https://www.assemblee-nationale.fr/13/rap-info/i3450.asp" office:target-frame-name="_blank" xlink:show="new" text:style-name="Internet_20_link" text:visited-style-name="Visited_20_Internet_20_Link">, <text:line-break/>Hervé Mariton, Commission des finances, Assemblée Nationale,<text:line-break/></text:a><text:a xlink:type="simple" xlink:href="https://www.assemblee-nationale.fr/13/rap-info/i3450.asp" office:target-frame-name="_blank" xlink:show="new" text:style-name="Internet_20_link" text:visited-style-name="Visited_20_Internet_20_Link"><text:span text:style-name="T16">m</text:span></text:a><text:a xlink:type="simple" xlink:href="https://www.assemblee-nationale.fr/13/rap-info/i3450.asp" office:target-frame-name="_blank" xlink:show="new" text:style-name="Internet_20_link" text:visited-style-name="Visited_20_Internet_20_Link">ai 2011</text:a><text:line-break/><text:a xlink:type="simple" xlink:href="https://www.assemblee-nationale.fr/13/rap-info/i3450.asp" text:style-name="Internet_20_link" text:visited-style-name="Visited_20_Internet_20_Link">https://www.assemblee-nationale.fr/13/rap-info/i3450.asp</text:a> <text:line-break/></text:p>
          <text:p text:style-name="P20"/>
        </text:list-item>
        <text:list-item>
          <text:p text:style-name="P21"><text:soft-page-break/><text:span text:style-name="T3">État des terres agricoles en France<text:line-break/></text:span>C. Sovran, J-D Crola, N. Blin, M. Desriers, T. Martin, V. Rioufol, H. Wagner<text:span text:style-name="T3"><text:line-break/>Rapport Terres de lien 2022<text:line-break/></text:span><text:a xlink:type="simple" xlink:href="https://ressources.terredeliens.org/les-ressources/etat-des-terres-agricoles-en-france" text:style-name="Internet_20_link" text:visited-style-name="Visited_20_Internet_20_Link"><text:span text:style-name="T3">https://ressources.terredeliens.org/les-ressources/etat-des-terres-agricoles-en-france</text:span></text:a><text:span text:style-name="T3"> </text:span></text:p>
        </text:list-item>
      </text:list>
      <text:p text:style-name="P9"/>
      <text:list xml:id="list152037073631288" text:continue-numbering="true" text:style-name="L1">
        <text:list-item>
          <text:p text:style-name="P25">Informe sobre la competencia en el transporte de mercancías por ferrocarril en España<text:line-break/><text:span text:style-name="T20">Report on competition in railway freight transport in spain<text:line-break/>Comisión Nacional de la Competencia, 2012</text:span><text:line-break/><text:a xlink:type="simple" xlink:href="https://www.cnmc.es/expedientes/e-2010-02?overridden_route_name=entity.node.canonical&amp;base_route_name=entity.node.canonical&amp;page_manager_page=node_view&amp;page_manager_page_variant=node_view-panels_variant-27&amp;page_manager_page_variant_weight=10" text:style-name="Internet_20_link" text:visited-style-name="Visited_20_Internet_20_Link">https://www.cnmc.es/expedientes/e-2010-02?overridden_route_name=entity.node.canonical&amp;base_route_name=entity.node.canonical&amp;page_manager_page=node_view&amp;page_manager_page_variant=node_view-panels_variant-27&amp;page_manager_page_variant_weight=10</text:a><text:line-break/><text:span text:style-name="T19">Rapport 2012, en espagnol : </text:span><text:a xlink:type="simple" xlink:href="https://www.cnmc.es/sites/default/files/1186827_9.pdf" text:style-name="Internet_20_link" text:visited-style-name="Visited_20_Internet_20_Link">https://www.cnmc.es/sites/default/files/1186827_9.pdf</text:a><text:line-break/><text:span text:style-name="T19">Rapport 2012, en anglais : </text:span><text:a xlink:type="simple" xlink:href="https://www.cnmc.es/sites/default/files/2683361_0.pdf" text:style-name="Internet_20_link" text:visited-style-name="Visited_20_Internet_20_Link"><text:span text:style-name="T19">https://www.cnmc.es/sites/default/files/2683361_0.pdf</text:span></text:a><text:span text:style-name="T19"> </text:span></text:p>
        </text:list-item>
        <text:list-item>
          <text:p text:style-name="P26"><text:span text:style-name="T20">Informer sobre los Servicios de transporte de mercancias por ferrocarril 2017<text:line-break/>Rapport 2018, en espagnol : </text:span><text:a xlink:type="simple" xlink:href="https://www.cnmc.es/sites/default/files/2264652_6.pdf" text:style-name="Internet_20_link" text:visited-style-name="Visited_20_Internet_20_Link"><text:span text:style-name="T20">https://www.cnmc.es/sites/default/files/2264652_6.pdf</text:span></text:a><text:span text:style-name="T20"> </text:span></text:p>
        </text:list-item>
      </text:list>
      <text:p text:style-name="P10"/>
      <text:list xml:id="list152036897179003" text:continue-numbering="true" text:style-name="L1">
        <text:list-item>
          <text:p text:style-name="P25">Rapport de la Commission d’enquête GPSO /Lignes Nouvelles<text:line-break/>2015<text:line-break/><text:a xlink:type="simple" xlink:href="https://www.sepanso33.org/IMG/pdf/rapport_d_enquete_gpso_lignes_nouvelles_r_.p_df.pdf" text:style-name="Internet_20_link" text:visited-style-name="Visited_20_Internet_20_Link">https://www.sepanso33.org/IMG/pdf/rapport_d_enquete_gpso_lignes_nouvelles_r_.p_df.pdf</text:a><text:span text:style-name="T19"><text:line-break/><text:line-break/></text:span></text:p>
          <text:p text:style-name="P21"/>
        </text:list-item>
      </text:list>
      <text:p text:style-name="P12">Notes, <text:span text:style-name="T26">synthèses</text:span> <text:span text:style-name="T26">et avis</text:span></text:p>
      <text:p text:style-name="P12"/>
      <text:list xml:id="list152037136545018" text:continue-numbering="true" text:style-name="L1">
        <text:list-item>
          <text:p text:style-name="P30"><text:span text:style-name="T17">Avis du Com</text:span><text:span text:style-name="T28">m</text:span><text:span text:style-name="T17">issaire Général à l’Investissement sur le GPSO<text:line-break/>2018</text:span><text:line-break/><text:a xlink:type="simple" xlink:href="https://www.gouvernement.fr/sites/default/files/contenu/piece-jointe/2018/05/avis_cgi_gpso.pdf" text:style-name="Internet_20_link" text:visited-style-name="Visited_20_Internet_20_Link">https://www.gouvernement.fr/sites/default/files/contenu/piece-jointe/2018/05/avis_cgi_gpso.pdf</text:a> </text:p>
        </text:list-item>
      </text:list>
      <text:p text:style-name="P13"/>
      <text:list xml:id="list152037494346032" text:continue-numbering="true" text:style-name="L1">
        <text:list-item>
          <text:p text:style-name="P32">Bilans LOTI des lignes LGV<text:line-break/>SNCF Réseau<text:line-break/>2021<text:line-break/><text:a xlink:type="simple" xlink:href="https://www.sncf-reseau.com/fr/bilans-loti" text:style-name="Internet_20_link" text:visited-style-name="Visited_20_Internet_20_Link">https://www.sncf-reseau.com/fr/bilans-loti</text:a> <text:line-break/></text:p>
        </text:list-item>
        <text:list-item>
          <text:p text:style-name="P31"><text:a xlink:type="simple" xlink:href="https://www.igedd.developpement-durable.gouv.fr/IMG/pdf/009397-01_avis-delibere_ae_cle152534.pdf" office:target-frame-name="_blank" xlink:show="new" text:style-name="Internet_20_link" text:visited-style-name="Visited_20_Internet_20_Link"><text:span text:style-name="T27">Avis délibéré de l’Autorité environnementale sur le Grand Projet Ferroviaire du Sud-Ouest (GPSO) : lignes nouvelles Bordeaux-Toulouse et Bordeaux-Dax, aménagements au sud de Bordeaux et au nord de Toulouse</text:span></text:a><text:span text:style-name="T27"><text:line-break/></text:span><text:span text:style-name="T14">G</text:span><text:span text:style-name="T15">GED</text:span><text:span text:style-name="T14">D </text:span><text:span text:style-name="T13">– Conseil </text:span><text:span text:style-name="T15">G</text:span><text:span text:style-name="T13">énéral de l’Environnement et du Développement </text:span><text:span text:style-name="T15">D</text:span><text:span text:style-name="T13">urable<text:line-break/>2013<text:line-break/></text:span><text:a xlink:type="simple" xlink:href="https://www.igedd.developpement-durable.gouv.fr/IMG/pdf/009397-01_avis-delibere_ae_cle152534.pdf" text:style-name="Internet_20_link" text:visited-style-name="Visited_20_Internet_20_Link"><text:span text:style-name="T13">https://www.igedd.developpement-durable.gouv.fr/IMG/pdf/009397-01_avis-delibere_ae_cle152534.pdf</text:span></text:a><text:span text:style-name="T13"> </text:span></text:p>
          <text:p text:style-name="P31"/>
        </text:list-item>
        <text:list-item>
          <text:p text:style-name="P31"><text:a xlink:type="simple" xlink:href="https://www.sepanso33.org/IMG/pdf/conclusions_dup_gpso_lignes_nouvelles.pdf" office:target-frame-name="_blank" xlink:show="new" text:style-name="Internet_20_link" text:visited-style-name="Visited_20_Internet_20_Link"><text:span text:style-name="T1">Conclusions et avis de la commission d’enquête GPSO/LN</text:span></text:a><text:a xlink:type="simple" xlink:href="https://www.sepanso33.org/IMG/pdf/conclusions_dup_gpso_lignes_nouvelles.pdf" office:target-frame-name="_blank" xlink:show="new" text:style-name="Internet_20_link" text:visited-style-name="Visited_20_Internet_20_Link">, <text:line-break/></text:a><text:a xlink:type="simple" xlink:href="https://www.sepanso33.org/IMG/pdf/conclusions_dup_gpso_lignes_nouvelles.pdf" office:target-frame-name="_blank" xlink:show="new" text:style-name="Internet_20_link" text:visited-style-name="Visited_20_Internet_20_Link"><text:span text:style-name="T5">Commissaires enquêteurs de l'enquête publique sur le GPSO<text:line-break/></text:span></text:a><text:a xlink:type="simple" xlink:href="https://www.sepanso33.org/IMG/pdf/conclusions_dup_gpso_lignes_nouvelles.pdf" office:target-frame-name="_blank" xlink:show="new" text:style-name="Internet_20_link" text:visited-style-name="Visited_20_Internet_20_Link">2015</text:a><text:line-break/><text:a xlink:type="simple" xlink:href="https://www.sepanso33.org/IMG/pdf/conclusions_dup_gpso_lignes_nouvelles.pdf" text:style-name="Internet_20_link" text:visited-style-name="Visited_20_Internet_20_Link">https://www.sepanso33.org/IMG/pdf/conclusions_dup_gpso_lignes_nouvelles.pdf</text:a> <text:line-break/></text:p>
        </text:list-item>
      </text:list>
      <text:p text:style-name="P9">É<text:span text:style-name="T25">tudes </text:span><text:span text:style-name="T26">académiques</text:span><text:line-break/></text:p>
      <text:list xml:id="list152035519479180" text:continue-numbering="true" text:style-name="L1">
        <text:list-item>
          <text:p text:style-name="P22"><text:a xlink:type="simple" xlink:href="https://inria.hal.science/AO-GEOGRAPHIE/hal-01184940v1" office:target-frame-name="_blank" xlink:show="new" text:style-name="Internet_20_link" text:visited-style-name="Visited_20_Internet_20_Link"><text:span text:style-name="T1">Desserte TGV et localisation des entreprises dans les quartiers d’affaires : nouvelle accessibilité ou nouvelle offre de bureaux ? Le cas de la gare centre de Reims</text:span></text:a><text:a xlink:type="simple" xlink:href="https://inria.hal.science/AO-GEOGRAPHIE/hal-01184940v1" office:target-frame-name="_blank" xlink:show="new" text:style-name="Internet_20_link" text:visited-style-name="Visited_20_Internet_20_Link">. <text:line-break/></text:a><text:soft-page-break/><text:a xlink:type="simple" xlink:href="https://inria.hal.science/AO-GEOGRAPHIE/hal-01184940v1" office:target-frame-name="_blank" xlink:show="new" text:style-name="Internet_20_link" text:visited-style-name="Visited_20_Internet_20_Link">Bazin, Beckerich et Delaplace, <text:line-break/></text:a><text:a xlink:type="simple" xlink:href="https://inria.hal.science/AO-GEOGRAPHIE/hal-01184940v1" office:target-frame-name="_blank" xlink:show="new" text:style-name="Internet_20_link" text:visited-style-name="Visited_20_Internet_20_Link"><text:span text:style-name="T4">2009</text:span></text:a><text:a xlink:type="simple" xlink:href="https://inria.hal.science/AO-GEOGRAPHIE/hal-01184940v1" office:target-frame-name="_blank" xlink:show="new" text:style-name="Internet_20_link" text:visited-style-name="Visited_20_Internet_20_Link"><text:line-break/>EA 2065 OMI, Université de Reims Champagne-Ardenne</text:a><text:line-break/><text:a xlink:type="simple" xlink:href="https://inria.hal.science/AO-GEOGRAPHIE/hal-01184940v1" text:style-name="Internet_20_link" text:visited-style-name="Visited_20_Internet_20_Link">https://inria.hal.science/AO-GEOGRAPHIE/hal-01184940v1</text:a><text:line-break/></text:p>
        </text:list-item>
        <text:list-item>
          <text:p text:style-name="P22"><text:a xlink:type="simple" xlink:href="https://www.researchgate.net/profile/Sylvie-Bazin/publication/313482812_La_LGV_Un_outil_d%27ouverture_des_espaces_et_de_renforcement_de_l%27attractivite_touristique/links/62bc6ec7f9dee438e8cbc619/La-LGV-Un-outil-douverture-des-espaces-et-de-renforcement-de-lattractivite-touristique.pdf?origin=publication_detail" office:target-frame-name="_blank" xlink:show="new" text:style-name="Internet_20_link" text:visited-style-name="Visited_20_Internet_20_Link"><text:span text:style-name="T1">La LGV : un outil d’ouverture des espaces et de renforcement de l’attractivité touristique ?</text:span></text:a><text:a xlink:type="simple" xlink:href="https://www.researchgate.net/profile/Sylvie-Bazin/publication/313482812_La_LGV_Un_outil_d%27ouverture_des_espaces_et_de_renforcement_de_l%27attractivite_touristique/links/62bc6ec7f9dee438e8cbc619/La-LGV-Un-outil-douverture-des-espaces-et-de-renforcement-de-lattractivite-touristique.pdf?origin=publication_detail" office:target-frame-name="_blank" xlink:show="new" text:style-name="Internet_20_link" text:visited-style-name="Visited_20_Internet_20_Link">, <text:line-break/></text:a><text:a xlink:type="simple" xlink:href="https://www.researchgate.net/profile/Sylvie-Bazin/publication/313482812_La_LGV_Un_outil_d%27ouverture_des_espaces_et_de_renforcement_de_l%27attractivite_touristique/links/62bc6ec7f9dee438e8cbc619/La-LGV-Un-outil-douverture-des-espaces-et-de-renforcement-de-lattractivite-touristique.pdf?origin=publication_detail" office:target-frame-name="_blank" xlink:show="new" text:style-name="Internet_20_link" text:visited-style-name="Visited_20_Internet_20_Link"><text:span text:style-name="T4">Bazin, Beckerich, Delaplace, Masson</text:span></text:a><text:a xlink:type="simple" xlink:href="https://www.researchgate.net/profile/Sylvie-Bazin/publication/313482812_La_LGV_Un_outil_d%27ouverture_des_espaces_et_de_renforcement_de_l%27attractivite_touristique/links/62bc6ec7f9dee438e8cbc619/La-LGV-Un-outil-douverture-des-espaces-et-de-renforcement-de-lattractivite-touristique.pdf?origin=publication_detail" office:target-frame-name="_blank" xlink:show="new" text:style-name="Internet_20_link" text:visited-style-name="Visited_20_Internet_20_Link"><text:line-break/>2004</text:a><text:line-break/><text:a xlink:type="simple" xlink:href="https://www.researchgate.net/profile/Sylvie-Bazin/publication/313482812_La_LGV_Un_outil_d%27ouverture_des_espaces_et_de_renforcement_de_l%27attractivite_touristique/links/62bc6ec7f9dee438e8cbc619/La-LGV-Un-outil-douverture-des-espaces-et-de-renforcement-de-lattractivite-touristique.pdf?origin=publication_detail" text:style-name="Internet_20_link" text:visited-style-name="Visited_20_Internet_20_Link">https://www.researchgate.net/profile/Sylvie-Bazin/publication/313482812_La_LGV_Un_outil_d%27ouverture_des_espaces_et_de_renforcement_de_l%27attractivite_touristique/links/62bc6ec7f9dee438e8cbc619/La-LGV-Un-outil-douverture-des-espaces-et-de-renforcement-de-lattractivite-touristique.pdf?origin=publication_detail</text:a> </text:p>
          <text:p text:style-name="P27"/>
        </text:list-item>
        <text:list-item>
          <text:p text:style-name="P28"><text:span text:style-name="T11">Environmental aspects of inter-city passenger </text:span><text:span text:style-name="T10">t</text:span><text:span text:style-name="T11">ransport, <text:line-break/>OECD/ITF Joint Transport Research Centre Discussion Paper</text:span><text:span text:style-name="T27"><text:line-break/></text:span><text:span text:style-name="T11">Organisation for Economic Co-operation and Development (OECD), Joint Transport Research Centre (JTRC), Paris,<text:line-break/>Kageson, Per <text:line-break/></text:span><text:span text:style-name="T10">2009</text:span><text:span text:style-name="T27"><text:line-break/></text:span><text:a xlink:type="simple" xlink:href="https://doi.org/10.1787/5kmmnc9dlcbs-en" text:style-name="Internet_20_link" text:visited-style-name="Visited_20_Internet_20_Link"><text:span text:style-name="T11">https://doi.org/10.1787/5kmmnc9dlcbs-en</text:span></text:a><text:span text:style-name="T11"><text:line-break/></text:span><text:a xlink:type="simple" xlink:href="https://www.econstor.eu/bitstream/10419/68745/1/618958878.pdf" text:style-name="Internet_20_link" text:visited-style-name="Visited_20_Internet_20_Link"><text:span text:style-name="T11">https://www.econstor.eu/bitstream/10419/68745/1/618958878.pdf</text:span></text:a><text:span text:style-name="T11"> </text:span><text:line-break/> </text:p>
        </text:list-item>
        <text:list-item>
          <text:p text:style-name="P29"><text:span text:style-name="T6">Revue de littérature comparée<text:line-break/></text:span><text:a xlink:type="simple" xlink:href="https://hal.science/hal-00615196/document" office:target-frame-name="_blank" xlink:show="new" text:style-name="Internet_20_link" text:visited-style-name="Visited_20_Internet_20_Link"><text:span text:style-name="T1">Lignes ferroviaires à grande vitesse et dynamiques locales : une analyse comparée de la littérature</text:span></text:a><text:a xlink:type="simple" xlink:href="https://hal.science/hal-00615196/document" office:target-frame-name="_blank" xlink:show="new" text:style-name="Internet_20_link" text:visited-style-name="Visited_20_Internet_20_Link">, <text:line-break/>Bazin, Beckerich, Delaplace, Blanquart et Vandenbossche, <text:line-break/>2011</text:a><text:span text:style-name="T6"><text:line-break/></text:span><text:a xlink:type="simple" xlink:href="https://hal.science/hal-00615196/document" text:style-name="Internet_20_link" text:visited-style-name="Visited_20_Internet_20_Link"><text:span text:style-name="T6">https://hal.science/hal-00615196/document</text:span></text:a><text:span text:style-name="T6"> <text:line-break/></text:span></text:p>
          <text:p text:style-name="P22"/>
        </text:list-item>
      </text:list>
      <text:p text:style-name="P3">Études <text:span text:style-name="T29">indépendantes et contre-expertises</text:span></text:p>
      <text:p text:style-name="P3"/>
      <text:list xml:id="list914728209" text:style-name="L2">
        <text:list-item>
          <text:p text:style-name="P33"><text:a xlink:type="simple" xlink:href="https://cpdp.debatpublic.fr/cpdp-lgvpaca/docs/pdf/etudes/etude_relative/LGV-PACA-EffetTerritoire-Volet2-juin04.PDF" office:target-frame-name="_blank" xlink:show="new" text:style-name="Internet_20_link" text:visited-style-name="Visited_20_Internet_20_Link"><text:span text:style-name="T2">Evaluation des premiers effets de la première LGV Méditerranée</text:span></text:a><text:a xlink:type="simple" xlink:href="https://cpdp.debatpublic.fr/cpdp-lgvpaca/docs/pdf/etudes/etude_relative/LGV-PACA-EffetTerritoire-Volet2-juin04.PDF" office:target-frame-name="_blank" xlink:show="new" text:style-name="Internet_20_link" text:visited-style-name="Visited_20_Internet_20_Link"><text:span text:style-name="T13">, <text:line-break/>SETEC Organisation, <text:line-break/>11.06.24</text:span></text:a><text:span text:style-name="T13"><text:line-break/></text:span><text:a xlink:type="simple" xlink:href="https://cpdp.debatpublic.fr/cpdp-lgvpaca/docs/pdf/etudes/etude_relative/LGV-PACA-EffetTerritoire-Volet2-juin04.PDF" text:style-name="Internet_20_link" text:visited-style-name="Visited_20_Internet_20_Link"><text:span text:style-name="T13">https://cpdp.debatpublic.fr/cpdp-lgvpaca/docs/pdf/etudes/etude_relative/LGV-PACA-EffetTerritoire-Volet2-juin04.PDF</text:span></text:a><text:span text:style-name="T13"> <text:line-break/><text:line-break/></text:span></text:p>
        </text:list-item>
      </text:list>
      <text:list xml:id="list152035670328421" text:continue-list="list152035519479180" text:style-name="L1">
        <text:list-item>
          <text:p text:style-name="P17"><text:a xlink:type="simple" xlink:href="http://www.cg58.fr/IMG/pdf/Effets-territoriaux-de-la-grande-vitesse-ferroviaire.pdf" office:target-frame-name="_blank" xlink:show="new" text:style-name="Internet_20_link" text:visited-style-name="Visited_20_Internet_20_Link">« </text:a><text:a xlink:type="simple" xlink:href="http://www.cg58.fr/IMG/pdf/Effets-territoriaux-de-la-grande-vitesse-ferroviaire.pdf" office:target-frame-name="_blank" xlink:show="new" text:style-name="Internet_20_link" text:visited-style-name="Visited_20_Internet_20_Link"><text:span text:style-name="T1">Effets territoriaux de la grande vitesse ferroviaire </text:span></text:a><text:a xlink:type="simple" xlink:href="http://www.cg58.fr/IMG/pdf/Effets-territoriaux-de-la-grande-vitesse-ferroviaire.pdf" office:target-frame-name="_blank" xlink:show="new" text:style-name="Internet_20_link" text:visited-style-name="Visited_20_Internet_20_Link">», <text:line-break/></text:a><text:a xlink:type="simple" xlink:href="http://www.cg58.fr/IMG/pdf/Effets-territoriaux-de-la-grande-vitesse-ferroviaire.pdf" office:target-frame-name="_blank" xlink:show="new" text:style-name="Internet_20_link" text:visited-style-name="Visited_20_Internet_20_Link"><text:span text:style-name="T4">SETEC<text:line-break/></text:span></text:a><text:a xlink:type="simple" xlink:href="http://www.cg58.fr/IMG/pdf/Effets-territoriaux-de-la-grande-vitesse-ferroviaire.pdf" office:target-frame-name="_blank" xlink:show="new" text:style-name="Internet_20_link" text:visited-style-name="Visited_20_Internet_20_Link">mars 2010</text:a><text:line-break/><text:a xlink:type="simple" xlink:href="http://www.cg58.fr/IMG/pdf/Effets-territoriaux-de-la-grande-vitesse-ferroviaire.pdf" text:style-name="Internet_20_link" text:visited-style-name="Visited_20_Internet_20_Link">http://www.cg58.fr/IMG/pdf/Effets-territoriaux-de-la-grande-vitesse-ferroviaire.pdf</text:a> <text:line-break/><text:a xlink:type="simple" xlink:href="http://jeff.guerut.free.fr/site/DEBATPUBLIC_LGV_POCL_ORG/DOCS/DOCUMENTS_DEBAT/ETUDES_MO/ETUDES_D_AMENAGEMENT_ET_DEVELOP/EFFETS_TERRITORIAUX_DE_LA_GRAND.PDF" text:style-name="Internet_20_link" text:visited-style-name="Visited_20_Internet_20_Link">http://jeff.guerut.free.fr/site/DEBATPUBLIC_LGV_POCL_ORG/DOCS/DOCUMENTS_DEBAT/ETUDES_MO/ETUDES_D_AMENAGEMENT_ET_DEVELOP/EFFETS_TERRITORIAUX_DE_LA_GRAND.PDF</text:a> <text:line-break/><text:line-break/></text:p>
        </text:list-item>
        <text:list-item>
          <text:p text:style-name="P23"><text:span text:style-name="T1">Engagements climatiques et mobilités : à la recherche du bien commun <text:line-break/></text:span><text:span text:style-name="T7">Yves Crozet,</text:span><text:span text:style-name="T8"> l</text:span><text:span text:style-name="T7">aboratoire</text:span> d’idées TDIE (transports, développement intermodalité, environnement) <text:line-break/>2023<text:line-break/><text:a xlink:type="simple" xlink:href="https://tdie.eu/storage/2023/01/Note_CS_TDIE_climat-mob_bien_commun_16_01_2023_V_num.pdf" text:style-name="Internet_20_link" text:visited-style-name="Visited_20_Internet_20_Link">https://tdie.eu/storage/2023/01/Note_CS_TDIE_climat-mob_bien_commun_16_01_2023_V_num.pdf</text:a> <text:line-break/></text:p>
        </text:list-item>
        <text:list-item>
          <text:p text:style-name="P34"><text:soft-page-break/>Infrastructures de transports : vers le futur et le durable<text:line-break/>Institut Montaigne<text:line-break/>Rapport 2022<text:line-break/><text:a xlink:type="simple" xlink:href="https://www.institutmontaigne.org/ressources/pdfs/publications/infrastructures-de-transport-vers-le-futur-et-le-durable-rapport_1.pdf" text:style-name="Internet_20_link" text:visited-style-name="Visited_20_Internet_20_Link">https://www.institutmontaigne.org/ressources/pdfs/publications/infrastructures-de-transport-vers-le-futur-et-le-durable-rapport_1.pdf</text:a> <text:line-break/><text:line-break/></text:p>
        </text:list-item>
        <text:list-item>
          <text:p text:style-name="P34"><text:a xlink:type="simple" xlink:href="https://cpdp.debatpublic.fr/cpdp-projet-ferroviaire-bordeaux-espagne/docs/pdf/rapport-expertise-bordeaux---espagne.pdf" office:target-frame-name="_blank" xlink:show="new" text:style-name="Internet_20_link" text:visited-style-name="Visited_20_Internet_20_Link">Expertise indépendante concernant le projet ferroviaire Bordeaux-Espagne<text:line-break/>SMA+ Progtrans<text:line-break/>14 décembre 2006</text:a><text:line-break/><text:a xlink:type="simple" xlink:href="https://cpdp.debatpublic.fr/cpdp-projet-ferroviaire-bordeaux-espagne/docs/pdf/rapport-expertise-bordeaux---espagne.pdf" text:style-name="Internet_20_link" text:visited-style-name="Visited_20_Internet_20_Link">https://cpdp.debatpublic.fr/cpdp-projet-ferroviaire-bordeaux-espagne/docs/pdf/rapport-expertise-bordeaux---espagne.pdf</text:a> <text:line-break/><text:line-break/></text:p>
        </text:list-item>
        <text:list-item>
          <text:p text:style-name="P34"><text:a xlink:type="simple" xlink:href="https://www.cade-environnement.org/wp-content/uploads/2022/11/ETUDE-DU-TRANSPORT-DES-MARCHANDISES-SUR-LE-CORRIDOR-ATLANTIQUE-32711.pdf" office:target-frame-name="_blank" xlink:show="new" text:style-name="Internet_20_link" text:visited-style-name="Visited_20_Internet_20_Link">Etude du transport des marchandises sur le corridor atlantique<text:line-break/>Mars 2021. GEIE Atlantic Corridor MA19-002</text:a><text:line-break/><text:a xlink:type="simple" xlink:href="https://www.cade-environnement.org/wp-content/uploads/2022/11/ETUDE-DU-TRANSPORT-DES-MARCHANDISES-SUR-LE-CORRIDOR-ATLANTIQUE-32711.pdf" text:style-name="Internet_20_link" text:visited-style-name="Visited_20_Internet_20_Link">https://www.cade-environnement.org/wp-content/uploads/2022/11/ETUDE-DU-TRANSPORT-DES-MARCHANDISES-SUR-LE-CORRIDOR-ATLANTIQUE-32711.pdf</text:a> </text:p>
        </text:list-item>
      </text:list>
      <text:p text:style-name="P1"/>
      <text:p text:style-name="P2">Articles</text:p>
      <text:p text:style-name="P2"/>
      <text:list xml:id="list2141849045" text:style-name="L3">
        <text:list-item>
          <text:p text:style-name="P36"><text:a xlink:type="simple" xlink:href="https://www.usinenouvelle.com/l-usine-nouvelle-du-29-juin-2017-n3522,2768" office:target-frame-name="_blank" xlink:show="new" text:style-name="Internet_20_link" text:visited-style-name="Visited_20_Internet_20_Link"><text:span text:style-name="T1">TGV miracle ou mirage ?</text:span></text:a><text:a xlink:type="simple" xlink:href="https://www.usinenouvelle.com/l-usine-nouvelle-du-29-juin-2017-n3522,2768" office:target-frame-name="_blank" xlink:show="new" text:style-name="Internet_20_link" text:visited-style-name="Visited_20_Internet_20_Link"> </text:a><text:a xlink:type="simple" xlink:href="https://www.usinenouvelle.com/l-usine-nouvelle-du-29-juin-2017-n3522,2768" office:target-frame-name="_blank" xlink:show="new" text:style-name="Internet_20_link" text:visited-style-name="Visited_20_Internet_20_Link">,</text:a><text:a xlink:type="simple" xlink:href="https://www.usinenouvelle.com/l-usine-nouvelle-du-29-juin-2017-n3522,2768" office:target-frame-name="_blank" xlink:show="new" text:style-name="Internet_20_link" text:visited-style-name="Visited_20_Internet_20_Link"><text:line-break/>Usine Nouvelle, 29 juin 2017</text:a><text:line-break/><text:a xlink:type="simple" xlink:href="https://www.usinenouvelle.com/l-usine-nouvelle-du-29-juin-2017-n3522,2768" text:style-name="Internet_20_link" text:visited-style-name="Visited_20_Internet_20_Link">https://www.usinenouvelle.com/l-usine-nouvelle-du-29-juin-2017-n3522,2768</text:a> <text:line-break/></text:p>
        </text:list-item>
        <text:list-item>
          <text:p text:style-name="P36"><text:line-break/><text:a xlink:type="simple" xlink:href="https://www.sudouest.fr/thematiques/archives/article10178588.ece" text:style-name="Internet_20_link" text:visited-style-name="Visited_20_Internet_20_Link">https://www.sudouest.fr/thematiques/archives/article10178588.ece</text:a> </text:p>
        </text:list-item>
      </text:list>
      <text:list xml:id="list152036565800708" text:continue-list="list152035670328421" text:style-name="L1">
        <text:list-header>
          <text:p text:style-name="P37"><text:line-break/></text:p>
        </text:list-header>
        <text:list-item>
          <text:p text:style-name="P24"><text:a xlink:type="simple" xlink:href="https://journals.openedition.org/sabix/3009" office:target-frame-name="_blank" xlink:show="new" text:style-name="Internet_20_link" text:visited-style-name="Visited_20_Internet_20_Link"><text:s/>« Les métamorphoses du modèle économique de la grande vitesse ferroviaire »<text:line-break/></text:a><text:a xlink:type="simple" xlink:href="https://journals.openedition.org/sabix/3009" office:target-frame-name="_blank" xlink:show="new" text:style-name="Internet_20_link" text:visited-style-name="Visited_20_Internet_20_Link">Yves Croz</text:a><text:a xlink:type="simple" xlink:href="https://journals.openedition.org/sabix/3009" office:target-frame-name="_blank" xlink:show="new" text:style-name="Internet_20_link" text:visited-style-name="Visited_20_Internet_20_Link">et</text:a><text:line-break/><text:a xlink:type="simple" xlink:href="https://journals.openedition.org/sabix/3009" office:target-frame-name="_blank" xlink:show="new" text:style-name="Internet_20_link" text:visited-style-name="Visited_20_Internet_20_Link">Bulletin de la Sabix, 68 <text:line-break/>2022</text:a><text:line-break/><text:a xlink:type="simple" xlink:href="https://journals.openedition.org/sabix/3009" text:style-name="Internet_20_link" text:visited-style-name="Visited_20_Internet_20_Link">https://journals.openedition.org/sabix/3009</text:a> </text:p>
        </text:list-item>
      </text:list>
      <text:p text:style-name="Standard"/>
      <text:p text:style-name="Standard"/>
      <text:p text:style-name="P4">Ouvrages</text:p>
      <text:p text:style-name="P4"/>
      <text:list xml:id="list4038626867" text:style-name="L4">
        <text:list-item>
          <text:p text:style-name="P35">La ville inaccessible<text:line-break/>Le Bord de l’Eau<text:line-break/>2023<text:line-break/>Gilles Savary<text:line-break/></text:p>
        </text:list-item>
      </text:list>
      <text:p text:style-name="P4"/>
      <text:p text:style-name="P5">Autres</text:p>
      <text:p text:style-name="P11"/>
      <text:list xml:id="list4273520092" text:style-name="L5">
        <text:list-item>
          <text:p text:style-name="P38"><text:span text:style-name="T18">Atlas du réseau ferré français<text:line-break/>Edition 2020<text:line-break/>SNCF Réseau<text:line-break/></text:span><text:a xlink:type="simple" xlink:href="https://www.sncf-reseau.com/fr/carte/atlas-reseau-ferre-francais" text:style-name="Internet_20_link" text:visited-style-name="Visited_20_Internet_20_Link"><text:span text:style-name="T18">https://www.sncf-reseau.com/fr/carte/atlas-reseau-ferre-francais</text:span></text:a><text:span text:style-name="T18"> <text:line-break/></text:span><text:a xlink:type="simple" xlink:href="https://it4v7.interactiv-doc.fr/html/atlas_reseau_ferre_2020_web_914/" text:style-name="Internet_20_link" text:visited-style-name="Visited_20_Internet_20_Link"><text:span text:style-name="T18">https://it4v7.interactiv-doc.fr/html/atlas_reseau_ferre_2020_web_914/</text:span></text:a><text:span text:style-name="T18"> </text:span></text:p>
        </text:list-item>
      </text:list>
      <text:p text:style-name="P6"/>
      <text:list xml:id="list152035850618968" text:continue-numbering="true" text:style-name="L5">
        <text:list-item>
          <text:p text:style-name="P39"><text:soft-page-break/><text:span text:style-name="T23">Synthèse </text:span><text:span text:style-name="T24">de ressources et chiffres clés sur les capacités des lignes ferroviaires<text:line-break/>CADE</text:span><text:line-break/><text:span text:style-name="T24">2013</text:span></text:p>
        </text:list-item>
      </text:list>
      <text:p text:style-name="P40"/>
      <text:list xml:id="list152036192459297" text:continue-numbering="true" text:style-name="L5">
        <text:list-item>
          <text:p text:style-name="P39"><text:span text:style-name="T12">R</text:span><text:span text:style-name="T24">ecueil statistique des transports en nouvelle-aquitaine 2018-2021 Marchandises <text:line-break/>juillet 2022<text:line-break/></text:span><text:span text:style-name="T12">ORT (Observatoire Régional des Transports) Nouvelle-Aquitaine<text:line-break/></text:span><text:a xlink:type="simple" xlink:href="https://www.ortnouvelleaquitaine.fr/wp-content/uploads/2021/08/2018_RECUEILMARCH.pdf" text:style-name="Internet_20_link" text:visited-style-name="Visited_20_Internet_20_Link"><text:span text:style-name="T12">https://www.ortnouvelleaquitaine.fr/wp-content/uploads/2021/08/2018_RECUEILMARCH.pdf</text:span></text:a><text:span text:style-name="T12"> </text:span><text:span text:style-name="T24"><text:line-break/></text:span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3:24:38.980277177</meta:creation-date>
    <dc:date>2023-07-19T15:20:35.417029036</dc:date>
    <meta:editing-duration>PT3H1M55S</meta:editing-duration>
    <meta:editing-cycles>42</meta:editing-cycles>
    <meta:generator>LibreOffice/7.0.4.2$Linux_X86_64 LibreOffice_project/00$Build-2</meta:generator>
    <meta:document-statistic meta:table-count="0" meta:image-count="0" meta:object-count="0" meta:page-count="5" meta:paragraph-count="48" meta:word-count="712" meta:character-count="7775" meta:non-whitespace-character-count="7056"/>
  </office:meta>
</office:document-meta>
</file>